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Ist die Gesamtorganisation des Programms klar, einschließlich guter Architektonischer Überblick? 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Ist die Partitionierung und Schichtung des Subsystems und des Pakets logisch folgerichtig? </text:p>
          </table:table-cell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Berücksichtigt die Architektur alle Anforderungen? </text:p>
          </table:table-cell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ind die Klassen in einem Subsystem, das die identifizierten Dienste unterstützt? für das Subsystem? </text:p>
          </table:table-cell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Gibt es eine kohärente Fehlerbehandlungsstrategie? </text:p>
          </table:table-cell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Wurden klassische Entwurfsmuster berücksichtigt, wo sie möglicherweise berücksichtigt wurden? in die Architektur integriert werden? </text:p>
          </table:table-cell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Spiegeln der Name und die Beschreibung der einzelnen Klassen eindeutig die spielte eine Rolle ? </text:p>
          </table:table-cell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Erfasst die Beschreibung jeder Klasse genau die Verantwortlichkeiten der Klasse? 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Sind die Rollennamen von Aggregationen und Zuordnungen korrekt? Beschreiben Sie die Beziehung zwischen den verwandten Klassen? 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Sind die Schlüsselentitätsklassen und ihre Beziehungen konsistent mit das Domänenmodell (falls vorhanden) und die Anforderungen?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08:47:07.480000000</meta:creation-date>
    <meta:generator>LibreOffice/24.2.0.3$Windows_X86_64 LibreOffice_project/da48488a73ddd66ea24cf16bbc4f7b9c08e9bea1</meta:generator>
    <dc:date>2024-03-18T08:51:04.010000000</dc:date>
    <meta:editing-duration>PT3M56S</meta:editing-duration>
    <meta:editing-cycles>2</meta:editing-cycles>
    <meta:document-statistic meta:table-count="1" meta:cell-count="30" meta:object-count="0"/>
  </office:meta>
</office:document-meta>
</file>